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DejaVu Sans" svg:font-family="'DejaVu Sans'" style:font-pitch="variable"/>
    <style:font-face style:name="IRKamran" svg:font-family="IRKamran" style:font-pitch="variable"/>
    <style:font-face style:name="IRKamran:kern" svg:font-family="IRKamran:kern" style:font-pitch="variable"/>
    <style:font-face style:name="IRKamran:kern1" svg:font-family="IRKamran:kern" style:font-adornments="Regular" style:font-pitch="variable"/>
    <style:font-face style:name="IRRoya" svg:font-family="IRRoya"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P6"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P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kern1" style:font-size-complex="10pt" style:language-complex="fa" style:country-complex="I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office:annotation office:name="__Annotation__184_4195529928" loext:resolved="false"><dc:creator>saeed sarkarati</dc:creator><dc:date>2023-03-28T13:49:20.924563718</dc:date><loext:sender-initials>ss</loext:sender-initials><text:p text:style-name="P7"><text:span text:style-name="T5">روی، بر، بر روی، برفراز</text:span></text:p><text:p text:style-name="P7"><text:span text:style-name="T5">I jumped upon the horse</text:span></text:p><text:p text:style-name="P7"><text:span text:style-name="T5"><text:tab/></text:span><text:span text:style-name="T5">پریدم <text:s/>روی اسب</text:span></text:p><text:p text:style-name="P7"><text:span text:style-name="T5">a house built upon a hill</text:span></text:p><text:p text:style-name="P7"><text:span text:style-name="T5"><text:tab/></text:span><text:span text:style-name="T5">خانه‌ای که برفراز تپه‌ای ساخته شده است</text:span></text:p><text:p text:style-name="P7"><text:span text:style-name="T5">intense sadness fell upon me again</text:span></text:p><text:p text:style-name="P7"><text:span text:style-name="T5"><text:tab/></text:span><text:span text:style-name="T5">حزن شدید دوباره بر من مستولی شد</text:span></text:p></office:annotation>upon<office:annotation-end office:name="__Annotation__184_4195529928"/>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office:annotation office:name="__Annotation__185_4195529928" loext:resolved="false"><dc:creator>saeed sarkarati</dc:creator><dc:date>2023-03-28T13:49:59.916411901</dc:date><loext:sender-initials>ss</loext:sender-initials><text:p text:style-name="P7"><text:span text:style-name="T5">خسته کننده، بی تنوع، ملالت آور</text:span></text:p><text:p text:style-name="P7"><text:span text:style-name="T5">the monotonous life of prisoners</text:span></text:p><text:p text:style-name="P7"><text:span text:style-name="T5"><text:tab/></text:span><text:span text:style-name="T5">زندگی یکنواخت و خسته کننده‌ی زندانیان</text:span></text:p><text:p text:style-name="P7"><text:span text:style-name="T5">a monotonous landscape</text:span></text:p><text:p text:style-name="P7"><text:span text:style-name="T5">منظره‌ی ملالت انگیز</text:span></text:p><text:p text:style-name="P7"><text:span text:style-name="T5"/></text:p></office:annotation>monotonous<office:annotation-end office:name="__Annotation__185_4195529928"/>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text:span text:style-name="T2"><office:annotation office:name="__Annotation__186_4195529928" loext:resolved="false"><dc:creator>saeed sarkarati</dc:creator><dc:date>2023-03-28T13:50:35.220679133</dc:date><loext:sender-initials>ss</loext:sender-initials><text:p text:style-name="P6"><text:span text:style-name="T5"><text:s/>گنجایش سرداب، به اندازه‌ی یک سرداب پر</text:span></text:p><text:p text:style-name="P6"><text:span text:style-name="T5"><text:s/>سرداب‌ها، دخمه‌ها</text:span></text:p></office:annotation></text:span><text:span text:style-name="T2">cellarage</text:span><office:annotation-end office:name="__Annotation__186_4195529928"/><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ke him by the throat <text:s/>with an </text:span><text:span text:style-name="T2"><office:annotation office:name="__Annotation__159_4195529928" loext:resolved="false"><dc:creator>saeed sarkarati</dc:creator><dc:date>2023-03-28T13:07:15.670840926</dc:date><loext:sender-initials>ss</loext:sender-initials><text:p text:style-name="P6"><text:span text:style-name="T5">ناسازگار</text:span></text:p><text:p text:style-name="P7"><text:span text:style-name="T5">Acomodating: </text:span></text:p><text:p text:style-name="P6"><text:span text:style-name="T5">مهمان نواز، سازگار، خوش برخورد، مهربان، همراه، مددکار، مشتاق به کمک دادن، انعطاف‌پذیر، مایل به همکاری</text:span></text:p></office:annotation></text:span><text:span text:style-name="T2">unaccommodating</text:span><office:annotation-end office:name="__Annotation__159_4195529928"/><text:span text:style-name="T2"> </text:span><text:span text:style-name="T2"><office:annotation office:name="__Annotation__187_4195529928" loext:resolved="false"><dc:creator>saeed sarkarati</dc:creator><dc:date>2023-03-28T13:51:21.716402975</dc:date><loext:sender-initials>ss</loext:sender-initials><text:p text:style-name="P6"><text:span text:style-name="T5">قدرت درک، فهم</text:span></text:p><text:p text:style-name="P7"><text:span text:style-name="T5">his grasp of mathematics is extraordinary</text:span></text:p><text:p text:style-name="P7"><text:span text:style-name="T5"><text:tab/></text:span><text:span text:style-name="T5">فهم ریاضی او فوق‌العاده است</text:span></text:p></office:annotation></text:span><text:span text:style-name="T2">grasp</text:span><office:annotation-end office:name="__Annotation__187_4195529928"/><text:span text:style-name="T2">, like a </text:span><text:span text:style-name="T2"><office:annotation office:name="__Annotation__188_4195529928" loext:resolved="false"><dc:creator>saeed sarkarati</dc:creator><dc:date>2023-03-28T13:52:10.252247652</dc:date><loext:sender-initials>ss</loext:sender-initials><text:p text:style-name="P6"><text:span text:style-name="T5"><text:s/>سرسخت، مصمم، یک‌دنده، لجوج، لجباز، خودرای، چشم سفید، کله شق، خیره سر، سمج</text:span></text:p><text:p text:style-name="P7"><text:span text:style-name="T5">a stubborn man</text:span><text:span text:style-name="T5"><text:tab/></text:span></text:p><text:p text:style-name="P6"><text:span text:style-name="T5">آدم سرسخت، سر سختانه، لجوجانه، مصممانه</text:span></text:p><text:p text:style-name="P7"><text:span text:style-name="T5">stubborn resistance</text:span><text:span text:style-name="T5"><text:tab/></text:span></text:p><text:p text:style-name="P6"><text:span text:style-name="T5">مقاومت سرسختانه، <text:s/>مقاوم، دپرپای، دیر درمان، دیرالتیام، بدقلق</text:span></text:p><text:p text:style-name="P7"><text:span text:style-name="T5">a stubborn disease</text:span><text:span text:style-name="T5"><text:tab/></text:span><text:span text:style-name="T5">بیماری دیر درمان</text:span></text:p><text:p text:style-name="P7"><text:span text:style-name="T5">a stubborn engine</text:span><text:span text:style-name="T5"><text:tab/></text:span></text:p><text:p text:style-name="P6"><text:span text:style-name="T5">یک <text:s text:c="2"/>موتور بدقلق، پیگیر، بی‌امان</text:span></text:p><text:p text:style-name="P7"><text:span text:style-name="T5">stubborn campaigns</text:span><text:span text:style-name="T5"><text:tab/></text:span><text:span text:style-name="T5">مبارزات <text:s text:c="2"/>بی‌ امان</text:span></text:p></office:annotation></text:span><text:span text:style-name="T2">stubborn</text:span><office:annotation-end office:name="__Annotation__188_4195529928"/><text:span text:style-name="T2"> fact, as it was, - all helped the emphasis. </text:span></text:p>
      <text:p text:style-name="P3"><text:soft-page-break/>‘<text:span text:style-name="T3">In this life, we want nothing but Facts, sir: nothing but Facts!’</text:span></text:p>
      <text:p text:style-name="P1">The speaker, and the schoolmaster, and the third grown person present, all backed a little, and swept with their eyes the inclined plane of little <office:annotation office:name="__Annotation__189_4195529928" loext:resolved="false"><dc:creator>saeed sarkarati</dc:creator><dc:date>2023-03-28T13:52:55.588129201</dc:date><loext:sender-initials>ss</loext:sender-initials><text:p text:style-name="P6"><text:span text:style-name="T5">ظرف، گنجانه، سپار، خنور</text:span></text:p><text:p text:style-name="P7"><text:span text:style-name="T5">silver vessels of various seizes</text:span><text:span text:style-name="T5"><text:tab/></text:span></text:p><text:p text:style-name="P6"><text:span text:style-name="T5">ظروف نقره به اندازه هـای مختلف</text:span></text:p><text:p text:style-name="P7"><text:span text:style-name="T5">he placed a large copper vessel over the fire.</text:span><text:span text:style-name="T5"><text:tab/></text:span></text:p><text:p text:style-name="P6"><text:span text:style-name="T5">یک ظرف مسی بزرگ را روی آتش قرار داد</text:span></text:p></office:annotation>vessels<office:annotation-end office:name="__Annotation__189_4195529928"/> then and there arranged in order, ready to have <office:annotation office:name="__Annotation__216_4195529928" loext:resolved="false"><dc:creator>saeed sarkarati</dc:creator><dc:date>2023-03-28T13:55:09.852099036</dc:date><loext:sender-initials>ss</loext:sender-initials><text:p text:style-name="P5"><text:span text:style-name="T4"><text:s/>گالن امپراتوری، گالن انگلیسی (برابر با </text:span><text:span text:style-name="T4">4/546</text:span><text:span text:style-name="T4"> لیتر یا یک و نیم گالن امریکایی)</text:span></text:p></office:annotation>imperial gallons<office:annotation-end office:name="__Annotation__216_4195529928"/> of facts poured into them until they were full to the <office:annotation office:name="__Annotation__190_4195529928" loext:resolved="false"><dc:creator>saeed sarkarati</dc:creator><dc:date>2023-03-28T13:53:40.020208309</dc:date><loext:sender-initials>ss</loext:sender-initials><text:p text:style-name="P6"><text:span text:style-name="T5">(در مورد فنجان <text:s/>و کاسه و ظروف <text:s/>دیگر) <text:s text:c="2"/>لب، لبه، کناره، حاشیه</text:span></text:p><text:p text:style-name="P7"><text:span text:style-name="T5">the glass was filled to the brim</text:span><text:span text:style-name="T5"><text:tab/></text:span></text:p><text:p text:style-name="P6"><text:span text:style-name="T5">لیوان لبالب <text:s/>بود</text:span></text:p><text:p text:style-name="P7"><text:span text:style-name="T5">her lipstick on the brim of the cup</text:span><text:span text:style-name="T5"><text:tab/></text:span></text:p><text:p text:style-name="P6"><text:span text:style-name="T5">جای ماتیک او بر لبه‌ی فنجان</text:span></text:p></office:annotation>brim<office:annotation-end office:name="__Annotation__190_41955299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DejaVu Sans" svg:font-family="'DejaVu Sans'" style:font-pitch="variable"/>
    <style:font-face style:name="IRKamran" svg:font-family="IRKamran" style:font-pitch="variable"/>
    <style:font-face style:name="IRKamran:kern" svg:font-family="IRKamran:kern" style:font-pitch="variable"/>
    <style:font-face style:name="IRKamran:kern1" svg:font-family="IRKamran:kern" style:font-adornments="Regular" style:font-pitch="variable"/>
    <style:font-face style:name="IRRoya" svg:font-family="IRRoya" style:font-pitch="variable"/>
    <style:font-face style:name="IRTabassom" svg:font-family="IRTabassom" style:font-pitch="variable"/>
    <style:font-face style:name="IRZar" svg:font-family="IRZ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31T01:57:08.029145130</meta:creation-date>
    <dc:date>2023-03-28T13:56:21.762492536</dc:date>
    <meta:editing-duration>PT2H42M38S</meta:editing-duration>
    <meta:editing-cycles>19</meta:editing-cycles>
    <meta:generator>LibreOffice/6.4.7.2$Linux_X86_64 LibreOffice_project/40$Build-2</meta:generator>
    <dc:creator>saeed sarkarati</dc:creator>
    <meta:document-statistic meta:table-count="0" meta:image-count="0" meta:object-count="0" meta:page-count="2" meta:paragraph-count="8" meta:word-count="335" meta:character-count="1933" meta:non-whitespace-character-count="1600"/>
  </office:meta>
</office:document-meta>
</file>